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99pt groove #000000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="0.99pt groove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2" table:number-columns-repeated="101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29.04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geb. 29.04.2020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04.05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K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4.6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8 Wo: 24.6.2020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K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9.6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48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49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58</text:p>
          </table:table-cell>
          <table:covered-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29.04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geb. 29.04.2020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04.05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K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4.6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8 Wo: 24.6.2020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K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29.6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5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5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59</text:p>
          </table:table-cell>
          <table:covered-table-cell table:style-name="ce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12.04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K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07.06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52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53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64</text:p>
          </table:table-cell>
          <table:covered-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12.04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K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K2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07.06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54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5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65</text:p>
          </table:table-cell>
          <table:covered-table-cell table:style-name="ce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04.05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04.05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08.04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ZK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9.6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ZK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29.6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03.06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55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57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66</text:p>
          </table:table-cell>
          <table:covered-table-cell table:style-name="ce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08.04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K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3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03.06.2020</text:p>
          </table:table-cell>
          <table:covered-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6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6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67</text:p>
          </table:table-cell>
          <table:covered-table-cell table:style-name="ce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ZH 149, Dr. Hetz</text:p>
          </table:table-cell>
          <table:covered-table-cell table:style-name="ce3"/>
          <table:table-cell table:style-name="ce1" table:number-columns-spanned="2" table:number-rows-spanned="1"/>
          <table:covered-table-cell table:style-name="ce4"/>
          <table:table-cell table:style-name="ce5" office:value-type="string" calcext:value-type="string" table:number-columns-spanned="2" table:number-rows-spanned="1">
            <text:p>ZH 149, Dr. Hetz</text:p>
          </table:table-cell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RjOrl: SWIS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♂ / ♀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RjOrl: SWIS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♂ / ♀</text:p>
          </table:table-cell>
          <table:covered-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Eltern, 1.Gener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Eltern, 1.Generation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eb. 26.02.2020</text:p>
          </table:table-cell>
          <table:covered-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K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8 Wo: 22.4.2020</text:p>
          </table:table-cell>
          <table:covered-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Tier-Nr.: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LM_0362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Tier-Nr.: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LM_0363</text:p>
          </table:table-cell>
          <table:covered-table-cell table:style-name="ce6"/>
          <table:table-cell table:number-columns-repeated="1016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36pt" fo:margin-bottom="36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2:22:07.819174043</meta:creation-date>
    <meta:print-date>2020-08-26T13:03:39.715776491</meta:print-date>
    <dc:date>2020-08-26T13:22:17.904582595</dc:date>
    <meta:editing-duration>PT18M27S</meta:editing-duration>
    <meta:editing-cycles>1</meta:editing-cycles>
    <meta:document-statistic meta:table-count="1" meta:cell-count="180" meta:object-count="0"/>
    <meta:generator>LibreOffice/6.1.5.2$Linux_X86_64 LibreOffice_project/10$Build-2</meta:generator>
  </office:meta>
</office:document-meta>
</file>